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ltiQC_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ercent_duplicates</text:p>
          </table:table-cell>
          <table:table-cell office:value-type="string" calcext:value-type="string">
            <text:p>percent_gc</text:p>
          </table:table-cell>
          <table:table-cell office:value-type="string" calcext:value-type="string">
            <text:p>avg_seq_length</text:p>
          </table:table-cell>
          <table:table-cell office:value-type="string" calcext:value-type="string">
            <text:p>percent_fails</text:p>
          </table:table-cell>
          <table:table-cell office:value-type="string" calcext:value-type="string">
            <text:p>tot_sequences</text:p>
          </table:table-cell>
          <table:table-cell office:value-type="string" calcext:value-type="string">
            <text:p>tot_Mbp_esti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enome_2C_Mbp</text:p>
          </table:table-cell>
          <table:table-cell office:value-type="string" calcext:value-type="string">
            <text:p>genome_coverage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genome_2C_Mbp</text:p>
          </table:table-cell>
          <table:table-cell office:value-type="string" calcext:value-type="string">
            <text:p>illum_nr_reads</text:p>
          </table:table-cell>
          <table:table-cell office:value-type="string" calcext:value-type="string">
            <text:p>illum_avg_readL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B_S1_L001_R1_001</text:p>
          </table:table-cell>
          <table:table-cell office:value-type="float" office:value="12.2684197275236" calcext:value-type="float">
            <text:p>12.2684197275236</text:p>
          </table:table-cell>
          <table:table-cell office:value-type="float" office:value="36" calcext:value-type="float">
            <text:p>36</text:p>
          </table:table-cell>
          <table:table-cell office:value-type="float" office:value="283.244836645182" calcext:value-type="float">
            <text:p>283.244836645182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792508" calcext:value-type="float">
            <text:p>792508</text:p>
          </table:table-cell>
          <table:table-cell office:value-type="float" office:value="224.474" calcext:value-type="float">
            <text:p>224.474</text:p>
          </table:table-cell>
          <table:table-cell office:value-type="string" calcext:value-type="string">
            <text:p>Luzula pilosa</text:p>
          </table:table-cell>
          <table:table-cell office:value-type="float" office:value="588" calcext:value-type="float">
            <text:p>588</text:p>
          </table:table-cell>
          <table:table-cell office:value-type="float" office:value="1.527" calcext:value-type="float">
            <text:p>1.527</text:p>
          </table:table-cell>
          <table:table-cell table:formula="of:=[.I2]" office:value-type="string" office:string-value="Luzula pilosa" calcext:value-type="string">
            <text:p>Luzula pilosa</text:p>
          </table:table-cell>
          <table:table-cell office:value-type="float" office:value="588" calcext:value-type="float">
            <text:p>588</text:p>
          </table:table-cell>
          <table:table-cell table:formula="of:=SUM([.G2:.G3])" office:value-type="float" office:value="1585016" calcext:value-type="float">
            <text:p>1585016</text:p>
          </table:table-cell>
          <table:table-cell table:formula="of:=AVERAGE([.E2:.E3])" office:value-type="float" office:value="283.44032867807" calcext:value-type="float">
            <text:p>283.44032867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B_S1_L001_R2_001</text:p>
          </table:table-cell>
          <table:table-cell office:value-type="float" office:value="7.82675756875369" calcext:value-type="float">
            <text:p>7.82675756875369</text:p>
          </table:table-cell>
          <table:table-cell office:value-type="float" office:value="36" calcext:value-type="float">
            <text:p>36</text:p>
          </table:table-cell>
          <table:table-cell office:value-type="float" office:value="283.635820710958" calcext:value-type="float">
            <text:p>283.635820710958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792508" calcext:value-type="float">
            <text:p>792508</text:p>
          </table:table-cell>
          <table:table-cell office:value-type="float" office:value="224.784" calcext:value-type="float">
            <text:p>224.784</text:p>
          </table:table-cell>
          <table:table-cell office:value-type="string" calcext:value-type="string">
            <text:p>Luzula pilosa</text:p>
          </table:table-cell>
          <table:table-cell office:value-type="float" office:value="588" calcext:value-type="float">
            <text:p>588</text:p>
          </table:table-cell>
          <table:table-cell office:value-type="float" office:value="1.529" calcext:value-type="float">
            <text:p>1.529</text:p>
          </table:table-cell>
          <table:table-cell table:formula="of:=[.I3]" office:value-type="string" office:string-value="Luzula pilosa" calcext:value-type="string">
            <text:p>Luzula pilosa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N_S2_L001_R1_001</text:p>
          </table:table-cell>
          <table:table-cell office:value-type="float" office:value="4.70030026604876" calcext:value-type="float">
            <text:p>4.70030026604876</text:p>
          </table:table-cell>
          <table:table-cell office:value-type="float" office:value="36" calcext:value-type="float">
            <text:p>36</text:p>
          </table:table-cell>
          <table:table-cell office:value-type="float" office:value="282.125874047282" calcext:value-type="float">
            <text:p>282.12587404728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580381" calcext:value-type="float">
            <text:p>2580381</text:p>
          </table:table-cell>
          <table:table-cell office:value-type="float" office:value="727.992" calcext:value-type="float">
            <text:p>727.992</text:p>
          </table:table-cell>
          <table:table-cell office:value-type="string" calcext:value-type="string">
            <text:p>Luzula elegans</text:p>
          </table:table-cell>
          <table:table-cell office:value-type="float" office:value="8330" calcext:value-type="float">
            <text:p>8330</text:p>
          </table:table-cell>
          <table:table-cell office:value-type="float" office:value="0.35" calcext:value-type="float">
            <text:p>0.35</text:p>
          </table:table-cell>
          <table:table-cell table:formula="of:=[.I4]" office:value-type="string" office:string-value="Luzula elegans" calcext:value-type="string">
            <text:p>Luzula elegans</text:p>
          </table:table-cell>
          <table:table-cell office:value-type="float" office:value="8330" calcext:value-type="float">
            <text:p>8330</text:p>
          </table:table-cell>
          <table:table-cell table:formula="of:=SUM([.G4:.G5])" office:value-type="float" office:value="5160762" calcext:value-type="float">
            <text:p>5160762</text:p>
          </table:table-cell>
          <table:table-cell table:formula="of:=AVERAGE([.E4:.E5])" office:value-type="float" office:value="282.285301085383" calcext:value-type="float">
            <text:p>282.285301085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N_S2_L001_R2_001</text:p>
          </table:table-cell>
          <table:table-cell office:value-type="float" office:value="2.67517754133357" calcext:value-type="float">
            <text:p>2.67517754133357</text:p>
          </table:table-cell>
          <table:table-cell office:value-type="float" office:value="36" calcext:value-type="float">
            <text:p>36</text:p>
          </table:table-cell>
          <table:table-cell office:value-type="float" office:value="282.444728123483" calcext:value-type="float">
            <text:p>282.44472812348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580381" calcext:value-type="float">
            <text:p>2580381</text:p>
          </table:table-cell>
          <table:table-cell office:value-type="float" office:value="728.815" calcext:value-type="float">
            <text:p>728.815</text:p>
          </table:table-cell>
          <table:table-cell office:value-type="string" calcext:value-type="string">
            <text:p>Luzula elegans</text:p>
          </table:table-cell>
          <table:table-cell office:value-type="float" office:value="8330" calcext:value-type="float">
            <text:p>8330</text:p>
          </table:table-cell>
          <table:table-cell office:value-type="float" office:value="0.35" calcext:value-type="float">
            <text:p>0.35</text:p>
          </table:table-cell>
          <table:table-cell table:formula="of:=[.I5]" office:value-type="string" office:string-value="Luzula elegans" calcext:value-type="string">
            <text:p>Luzula elegans</text:p>
          </table:table-cell>
          <table:table-cell office:value-type="float" office:value="8330" calcext:value-type="float">
            <text:p>833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NB_S3_L001_R1_001</text:p>
          </table:table-cell>
          <table:table-cell office:value-type="float" office:value="1.33968169264428" calcext:value-type="float">
            <text:p>1.33968169264428</text:p>
          </table:table-cell>
          <table:table-cell office:value-type="float" office:value="43" calcext:value-type="float">
            <text:p>43</text:p>
          </table:table-cell>
          <table:table-cell office:value-type="float" office:value="291.043856462079" calcext:value-type="float">
            <text:p>291.04385646207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946816" calcext:value-type="float">
            <text:p>946816</text:p>
          </table:table-cell>
          <table:table-cell office:value-type="float" office:value="275.565" calcext:value-type="float">
            <text:p>275.565</text:p>
          </table:table-cell>
          <table:table-cell office:value-type="string" calcext:value-type="string">
            <text:p>Oryza sativa</text:p>
          </table:table-cell>
          <table:table-cell office:value-type="float" office:value="799" calcext:value-type="float">
            <text:p>799</text:p>
          </table:table-cell>
          <table:table-cell office:value-type="float" office:value="1.38" calcext:value-type="float">
            <text:p>1.38</text:p>
          </table:table-cell>
          <table:table-cell table:formula="of:=[.I6]" office:value-type="string" office:string-value="Oryza sativa" calcext:value-type="string">
            <text:p>Oryza sativa</text:p>
          </table:table-cell>
          <table:table-cell office:value-type="float" office:value="799" calcext:value-type="float">
            <text:p>799</text:p>
          </table:table-cell>
          <table:table-cell table:formula="of:=SUM([.G6:.G7])" office:value-type="float" office:value="1893632" calcext:value-type="float">
            <text:p>1893632</text:p>
          </table:table-cell>
          <table:table-cell table:formula="of:=AVERAGE([.E6:.E7])" office:value-type="float" office:value="291.213210908983" calcext:value-type="float">
            <text:p>291.213210908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NB_S3_L001_R2_001</text:p>
          </table:table-cell>
          <table:table-cell office:value-type="float" office:value="0.686909245514471" calcext:value-type="float">
            <text:p>0.686909245514471</text:p>
          </table:table-cell>
          <table:table-cell office:value-type="float" office:value="43" calcext:value-type="float">
            <text:p>43</text:p>
          </table:table-cell>
          <table:table-cell office:value-type="float" office:value="291.382565355888" calcext:value-type="float">
            <text:p>291.38256535588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946816" calcext:value-type="float">
            <text:p>946816</text:p>
          </table:table-cell>
          <table:table-cell office:value-type="float" office:value="275.886" calcext:value-type="float">
            <text:p>275.886</text:p>
          </table:table-cell>
          <table:table-cell office:value-type="string" calcext:value-type="string">
            <text:p>Oryza sativa</text:p>
          </table:table-cell>
          <table:table-cell office:value-type="float" office:value="799" calcext:value-type="float">
            <text:p>799</text:p>
          </table:table-cell>
          <table:table-cell office:value-type="float" office:value="1.381" calcext:value-type="float">
            <text:p>1.381</text:p>
          </table:table-cell>
          <table:table-cell table:formula="of:=[.I7]" office:value-type="string" office:string-value="Oryza sativa" calcext:value-type="string">
            <text:p>Oryza sativa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N_S4_L001_R1_001</text:p>
          </table:table-cell>
          <table:table-cell office:value-type="float" office:value="8.20017935932367" calcext:value-type="float">
            <text:p>8.20017935932367</text:p>
          </table:table-cell>
          <table:table-cell office:value-type="float" office:value="45" calcext:value-type="float">
            <text:p>45</text:p>
          </table:table-cell>
          <table:table-cell office:value-type="float" office:value="280.21568251061" calcext:value-type="float">
            <text:p>280.2156825106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068151" calcext:value-type="float">
            <text:p>2068151</text:p>
          </table:table-cell>
          <table:table-cell office:value-type="float" office:value="579.528" calcext:value-type="float">
            <text:p>579.528</text:p>
          </table:table-cell>
          <table:table-cell office:value-type="string" calcext:value-type="string">
            <text:p>Secale cereale</text:p>
          </table:table-cell>
          <table:table-cell office:value-type="float" office:value="7917" calcext:value-type="float">
            <text:p>7917</text:p>
          </table:table-cell>
          <table:table-cell office:value-type="float" office:value="0.293" calcext:value-type="float">
            <text:p>0.293</text:p>
          </table:table-cell>
          <table:table-cell table:formula="of:=[.I8]" office:value-type="string" office:string-value="Secale cereale" calcext:value-type="string">
            <text:p>Secale cereale</text:p>
          </table:table-cell>
          <table:table-cell office:value-type="float" office:value="7917" calcext:value-type="float">
            <text:p>7917</text:p>
          </table:table-cell>
          <table:table-cell table:formula="of:=SUM([.G8:.G9])" office:value-type="float" office:value="4136302" calcext:value-type="float">
            <text:p>4136302</text:p>
          </table:table-cell>
          <table:table-cell table:formula="of:=AVERAGE([.E8:.E9])" office:value-type="float" office:value="279.825819052864" calcext:value-type="float">
            <text:p>279.825819052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N_S4_L001_R2_001</text:p>
          </table:table-cell>
          <table:table-cell office:value-type="float" office:value="4.73262741001957" calcext:value-type="float">
            <text:p>4.73262741001957</text:p>
          </table:table-cell>
          <table:table-cell office:value-type="float" office:value="45" calcext:value-type="float">
            <text:p>45</text:p>
          </table:table-cell>
          <table:table-cell office:value-type="float" office:value="279.435955595119" calcext:value-type="float">
            <text:p>279.43595559511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068151" calcext:value-type="float">
            <text:p>2068151</text:p>
          </table:table-cell>
          <table:table-cell office:value-type="float" office:value="577.916" calcext:value-type="float">
            <text:p>577.916</text:p>
          </table:table-cell>
          <table:table-cell office:value-type="string" calcext:value-type="string">
            <text:p>Secale cereale</text:p>
          </table:table-cell>
          <table:table-cell office:value-type="float" office:value="7917" calcext:value-type="float">
            <text:p>7917</text:p>
          </table:table-cell>
          <table:table-cell office:value-type="float" office:value="0.292" calcext:value-type="float">
            <text:p>0.292</text:p>
          </table:table-cell>
          <table:table-cell table:formula="of:=[.I9]" office:value-type="string" office:string-value="Secale cereale" calcext:value-type="string">
            <text:p>Secale cereale</text:p>
          </table:table-cell>
          <table:table-cell office:value-type="float" office:value="7917" calcext:value-type="float">
            <text:p>79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NB_S5_L001_R1_001</text:p>
          </table:table-cell>
          <table:table-cell office:value-type="float" office:value="1.29625657363719" calcext:value-type="float">
            <text:p>1.29625657363719</text:p>
          </table:table-cell>
          <table:table-cell office:value-type="float" office:value="36" calcext:value-type="float">
            <text:p>36</text:p>
          </table:table-cell>
          <table:table-cell office:value-type="float" office:value="290.528272952938" calcext:value-type="float">
            <text:p>290.528272952938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884255" calcext:value-type="float">
            <text:p>884255</text:p>
          </table:table-cell>
          <table:table-cell office:value-type="float" office:value="256.901" calcext:value-type="float">
            <text:p>256.901</text:p>
          </table:table-cell>
          <table:table-cell office:value-type="string" calcext:value-type="string">
            <text:p>Carex acutiformis</text:p>
          </table:table-cell>
          <table:table-cell office:value-type="float" office:value="800" calcext:value-type="float">
            <text:p>800</text:p>
          </table:table-cell>
          <table:table-cell office:value-type="float" office:value="1.285" calcext:value-type="float">
            <text:p>1.285</text:p>
          </table:table-cell>
          <table:table-cell table:formula="of:=[.I10]" office:value-type="string" office:string-value="Carex acutiformis" calcext:value-type="string">
            <text:p>Carex acutiformis</text:p>
          </table:table-cell>
          <table:table-cell office:value-type="float" office:value="800" calcext:value-type="float">
            <text:p>800</text:p>
          </table:table-cell>
          <table:table-cell table:formula="of:=SUM([.G10:.G11])" office:value-type="float" office:value="1768510" calcext:value-type="float">
            <text:p>1768510</text:p>
          </table:table-cell>
          <table:table-cell table:formula="of:=AVERAGE([.E10:.E11])" office:value-type="float" office:value="290.589091947458" calcext:value-type="float">
            <text:p>290.589091947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NB_S5_L001_R2_001</text:p>
          </table:table-cell>
          <table:table-cell office:value-type="float" office:value="0.73599660607978" calcext:value-type="float">
            <text:p>0.73599660607978</text:p>
          </table:table-cell>
          <table:table-cell office:value-type="float" office:value="36" calcext:value-type="float">
            <text:p>36</text:p>
          </table:table-cell>
          <table:table-cell office:value-type="float" office:value="290.649910941979" calcext:value-type="float">
            <text:p>290.649910941979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884255" calcext:value-type="float">
            <text:p>884255</text:p>
          </table:table-cell>
          <table:table-cell office:value-type="float" office:value="257.009" calcext:value-type="float">
            <text:p>257.009</text:p>
          </table:table-cell>
          <table:table-cell office:value-type="string" calcext:value-type="string">
            <text:p>Carex acutiformis</text:p>
          </table:table-cell>
          <table:table-cell office:value-type="float" office:value="800" calcext:value-type="float">
            <text:p>800</text:p>
          </table:table-cell>
          <table:table-cell office:value-type="float" office:value="1.285" calcext:value-type="float">
            <text:p>1.285</text:p>
          </table:table-cell>
          <table:table-cell table:formula="of:=[.I11]" office:value-type="string" office:string-value="Carex acutiformis" calcext:value-type="string">
            <text:p>Carex acutiformis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N_S6_L001_R1_001</text:p>
          </table:table-cell>
          <table:table-cell office:value-type="float" office:value="2.23929768243248" calcext:value-type="float">
            <text:p>2.23929768243248</text:p>
          </table:table-cell>
          <table:table-cell office:value-type="float" office:value="37" calcext:value-type="float">
            <text:p>37</text:p>
          </table:table-cell>
          <table:table-cell office:value-type="float" office:value="284.11646236721" calcext:value-type="float">
            <text:p>284.1164623672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770764" calcext:value-type="float">
            <text:p>770764</text:p>
          </table:table-cell>
          <table:table-cell office:value-type="float" office:value="218.987" calcext:value-type="float">
            <text:p>218.987</text:p>
          </table:table-cell>
          <table:table-cell office:value-type="string" calcext:value-type="string">
            <text:p>Cyperus papyrus</text:p>
          </table:table-cell>
          <table:table-cell office:value-type="float" office:value="542" calcext:value-type="float">
            <text:p>542</text:p>
          </table:table-cell>
          <table:table-cell office:value-type="float" office:value="1.616" calcext:value-type="float">
            <text:p>1.616</text:p>
          </table:table-cell>
          <table:table-cell table:formula="of:=[.I12]" office:value-type="string" office:string-value="Cyperus papyrus" calcext:value-type="string">
            <text:p>Cyperus papyrus</text:p>
          </table:table-cell>
          <table:table-cell office:value-type="float" office:value="542" calcext:value-type="float">
            <text:p>542</text:p>
          </table:table-cell>
          <table:table-cell table:formula="of:=SUM([.G12:.G13])" office:value-type="float" office:value="1541528" calcext:value-type="float">
            <text:p>1541528</text:p>
          </table:table-cell>
          <table:table-cell table:formula="of:=AVERAGE([.E12:.E13])" office:value-type="float" office:value="284.259928460592" calcext:value-type="float">
            <text:p>284.259928460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N_S6_L001_R2_001</text:p>
          </table:table-cell>
          <table:table-cell office:value-type="float" office:value="1.20268323819155" calcext:value-type="float">
            <text:p>1.20268323819155</text:p>
          </table:table-cell>
          <table:table-cell office:value-type="float" office:value="37" calcext:value-type="float">
            <text:p>37</text:p>
          </table:table-cell>
          <table:table-cell office:value-type="float" office:value="284.403394553975" calcext:value-type="float">
            <text:p>284.40339455397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770764" calcext:value-type="float">
            <text:p>770764</text:p>
          </table:table-cell>
          <table:table-cell office:value-type="float" office:value="219.208" calcext:value-type="float">
            <text:p>219.208</text:p>
          </table:table-cell>
          <table:table-cell office:value-type="string" calcext:value-type="string">
            <text:p>Cyperus papyrus</text:p>
          </table:table-cell>
          <table:table-cell office:value-type="float" office:value="542" calcext:value-type="float">
            <text:p>542</text:p>
          </table:table-cell>
          <table:table-cell office:value-type="float" office:value="1.618" calcext:value-type="float">
            <text:p>1.618</text:p>
          </table:table-cell>
          <table:table-cell table:formula="of:=[.I13]" office:value-type="string" office:string-value="Cyperus papyrus" calcext:value-type="string">
            <text:p>Cyperus papyrus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N_S7_L001_R1_001</text:p>
          </table:table-cell>
          <table:table-cell office:value-type="float" office:value="0.766827501045924" calcext:value-type="float">
            <text:p>0.766827501045924</text:p>
          </table:table-cell>
          <table:table-cell office:value-type="float" office:value="38" calcext:value-type="float">
            <text:p>38</text:p>
          </table:table-cell>
          <table:table-cell office:value-type="float" office:value="278.040480930085" calcext:value-type="float">
            <text:p>278.040480930085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428004" calcext:value-type="float">
            <text:p>428004</text:p>
          </table:table-cell>
          <table:table-cell office:value-type="float" office:value="119.002" calcext:value-type="float">
            <text:p>119.002</text:p>
          </table:table-cell>
          <table:table-cell office:value-type="string" calcext:value-type="string">
            <text:p>Eleocharis uniglumis var. sternerii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formula="of:=[.I14]" office:value-type="string" office:string-value="Eleocharis uniglumis var. sternerii" calcext:value-type="string">
            <text:p>Eleocharis uniglumis var. sternerii</text:p>
          </table:table-cell>
          <table:table-cell office:value-type="float" office:value="238" calcext:value-type="float">
            <text:p>238</text:p>
          </table:table-cell>
          <table:table-cell table:formula="of:=SUM([.G14:.G15])" office:value-type="float" office:value="856008" calcext:value-type="float">
            <text:p>856008</text:p>
          </table:table-cell>
          <table:table-cell table:formula="of:=AVERAGE([.E14:.E15])" office:value-type="float" office:value="278.176337137036" calcext:value-type="float">
            <text:p>278.176337137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N_S7_L001_R2_001</text:p>
          </table:table-cell>
          <table:table-cell office:value-type="float" office:value="0.422429296647834" calcext:value-type="float">
            <text:p>0.422429296647834</text:p>
          </table:table-cell>
          <table:table-cell office:value-type="float" office:value="38" calcext:value-type="float">
            <text:p>38</text:p>
          </table:table-cell>
          <table:table-cell office:value-type="float" office:value="278.312193343987" calcext:value-type="float">
            <text:p>278.31219334398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28004" calcext:value-type="float">
            <text:p>428004</text:p>
          </table:table-cell>
          <table:table-cell office:value-type="float" office:value="119.119" calcext:value-type="float">
            <text:p>119.119</text:p>
          </table:table-cell>
          <table:table-cell office:value-type="string" calcext:value-type="string">
            <text:p>Eleocharis uniglumis var. sternerii</text:p>
          </table:table-cell>
          <table:table-cell office:value-type="float" office:value="238" calcext:value-type="float">
            <text:p>238</text:p>
          </table:table-cell>
          <table:table-cell office:value-type="float" office:value="2.002" calcext:value-type="float">
            <text:p>2.002</text:p>
          </table:table-cell>
          <table:table-cell table:formula="of:=[.I15]" office:value-type="string" office:string-value="Eleocharis uniglumis var. sternerii" calcext:value-type="string">
            <text:p>Eleocharis uniglumis var. sternerii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NB_S8_L001_R1_001</text:p>
          </table:table-cell>
          <table:table-cell office:value-type="float" office:value="9.92793994107826" calcext:value-type="float">
            <text:p>9.92793994107826</text:p>
          </table:table-cell>
          <table:table-cell office:value-type="float" office:value="37" calcext:value-type="float">
            <text:p>37</text:p>
          </table:table-cell>
          <table:table-cell office:value-type="float" office:value="278.926942246573" calcext:value-type="float">
            <text:p>278.92694224657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1372161" calcext:value-type="float">
            <text:p>1372161</text:p>
          </table:table-cell>
          <table:table-cell office:value-type="float" office:value="382.733" calcext:value-type="float">
            <text:p>382.733</text:p>
          </table:table-cell>
          <table:table-cell office:value-type="string" calcext:value-type="string">
            <text:p>Drosera capensis</text:p>
          </table:table-cell>
          <table:table-cell office:value-type="float" office:value="789" calcext:value-type="float">
            <text:p>789</text:p>
          </table:table-cell>
          <table:table-cell office:value-type="float" office:value="1.94" calcext:value-type="float">
            <text:p>1.94</text:p>
          </table:table-cell>
          <table:table-cell table:formula="of:=[.I16]" office:value-type="string" office:string-value="Drosera capensis" calcext:value-type="string">
            <text:p>Drosera capensis</text:p>
          </table:table-cell>
          <table:table-cell office:value-type="float" office:value="789" calcext:value-type="float">
            <text:p>789</text:p>
          </table:table-cell>
          <table:table-cell table:formula="of:=SUM([.G16:.G17])" office:value-type="float" office:value="2744322" calcext:value-type="float">
            <text:p>2744322</text:p>
          </table:table-cell>
          <table:table-cell table:formula="of:=AVERAGE([.E16:.E17])" office:value-type="float" office:value="279.086436285538" calcext:value-type="float">
            <text:p>279.086436285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NB_S8_L001_R2_001</text:p>
          </table:table-cell>
          <table:table-cell office:value-type="float" office:value="6.33930174040636" calcext:value-type="float">
            <text:p>6.33930174040636</text:p>
          </table:table-cell>
          <table:table-cell office:value-type="float" office:value="37" calcext:value-type="float">
            <text:p>37</text:p>
          </table:table-cell>
          <table:table-cell office:value-type="float" office:value="279.245930324503" calcext:value-type="float">
            <text:p>279.24593032450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1372161" calcext:value-type="float">
            <text:p>1372161</text:p>
          </table:table-cell>
          <table:table-cell office:value-type="float" office:value="383.17" calcext:value-type="float">
            <text:p>383.17</text:p>
          </table:table-cell>
          <table:table-cell office:value-type="string" calcext:value-type="string">
            <text:p>Drosera capensis</text:p>
          </table:table-cell>
          <table:table-cell office:value-type="float" office:value="789" calcext:value-type="float">
            <text:p>789</text:p>
          </table:table-cell>
          <table:table-cell office:value-type="float" office:value="1.943" calcext:value-type="float">
            <text:p>1.943</text:p>
          </table:table-cell>
          <table:table-cell table:formula="of:=[.I17]" office:value-type="string" office:string-value="Drosera capensis" calcext:value-type="string">
            <text:p>Drosera capensis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N_S9_L001_R1_001</text:p>
          </table:table-cell>
          <table:table-cell office:value-type="float" office:value="2.83143497529412" calcext:value-type="float">
            <text:p>2.83143497529412</text:p>
          </table:table-cell>
          <table:table-cell office:value-type="float" office:value="42" calcext:value-type="float">
            <text:p>42</text:p>
          </table:table-cell>
          <table:table-cell office:value-type="float" office:value="287.396909538984" calcext:value-type="float">
            <text:p>287.39690953898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99846" calcext:value-type="float">
            <text:p>1899846</text:p>
          </table:table-cell>
          <table:table-cell office:value-type="float" office:value="546.01" calcext:value-type="float">
            <text:p>546.01</text:p>
          </table:table-cell>
          <table:table-cell office:value-type="string" calcext:value-type="string">
            <text:p>Drosera filiformis var. tracyi</text:p>
          </table:table-cell>
          <table:table-cell office:value-type="float" office:value="5930" calcext:value-type="float">
            <text:p>5930</text:p>
          </table:table-cell>
          <table:table-cell office:value-type="float" office:value="0.368" calcext:value-type="float">
            <text:p>0.368</text:p>
          </table:table-cell>
          <table:table-cell table:formula="of:=[.I18]" office:value-type="string" office:string-value="Drosera filiformis var. tracyi" calcext:value-type="string">
            <text:p>Drosera filiformis var. tracyi</text:p>
          </table:table-cell>
          <table:table-cell office:value-type="float" office:value="5930" calcext:value-type="float">
            <text:p>5930</text:p>
          </table:table-cell>
          <table:table-cell table:formula="of:=SUM([.G18:.G19])" office:value-type="float" office:value="3799692" calcext:value-type="float">
            <text:p>3799692</text:p>
          </table:table-cell>
          <table:table-cell table:formula="of:=AVERAGE([.E18:.E19])" office:value-type="float" office:value="287.549628759384" calcext:value-type="float">
            <text:p>287.549628759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N_S9_L001_R2_001</text:p>
          </table:table-cell>
          <table:table-cell office:value-type="float" office:value="1.33657963365944" calcext:value-type="float">
            <text:p>1.33657963365944</text:p>
          </table:table-cell>
          <table:table-cell office:value-type="float" office:value="42" calcext:value-type="float">
            <text:p>42</text:p>
          </table:table-cell>
          <table:table-cell office:value-type="float" office:value="287.702347979784" calcext:value-type="float">
            <text:p>287.702347979784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1899846" calcext:value-type="float">
            <text:p>1899846</text:p>
          </table:table-cell>
          <table:table-cell office:value-type="float" office:value="546.59" calcext:value-type="float">
            <text:p>546.59</text:p>
          </table:table-cell>
          <table:table-cell office:value-type="string" calcext:value-type="string">
            <text:p>Drosera filiformis var. tracyi</text:p>
          </table:table-cell>
          <table:table-cell office:value-type="float" office:value="5930" calcext:value-type="float">
            <text:p>5930</text:p>
          </table:table-cell>
          <table:table-cell office:value-type="float" office:value="0.369" calcext:value-type="float">
            <text:p>0.369</text:p>
          </table:table-cell>
          <table:table-cell table:formula="of:=[.I19]" office:value-type="string" office:string-value="Drosera filiformis var. tracyi" calcext:value-type="string">
            <text:p>Drosera filiformis var. tracyi</text:p>
          </table:table-cell>
          <table:table-cell office:value-type="float" office:value="5930" calcext:value-type="float">
            <text:p>59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N_S10_L001_R1_001</text:p>
          </table:table-cell>
          <table:table-cell office:value-type="float" office:value="7.30381491096844" calcext:value-type="float">
            <text:p>7.30381491096844</text:p>
          </table:table-cell>
          <table:table-cell office:value-type="float" office:value="44" calcext:value-type="float">
            <text:p>44</text:p>
          </table:table-cell>
          <table:table-cell office:value-type="float" office:value="273.637925349709" calcext:value-type="float">
            <text:p>273.63792534970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681088" calcext:value-type="float">
            <text:p>2681088</text:p>
          </table:table-cell>
          <table:table-cell office:value-type="float" office:value="733.647" calcext:value-type="float">
            <text:p>733.647</text:p>
          </table:table-cell>
          <table:table-cell office:value-type="string" calcext:value-type="string">
            <text:p>Nepenthes ventricosa</text:p>
          </table:table-cell>
          <table:table-cell office:value-type="float" office:value="3315" calcext:value-type="float">
            <text:p>3315</text:p>
          </table:table-cell>
          <table:table-cell office:value-type="float" office:value="0.885" calcext:value-type="float">
            <text:p>0.885</text:p>
          </table:table-cell>
          <table:table-cell table:formula="of:=[.I20]" office:value-type="string" office:string-value="Nepenthes ventricosa" calcext:value-type="string">
            <text:p>Nepenthes ventricosa</text:p>
          </table:table-cell>
          <table:table-cell office:value-type="float" office:value="3315" calcext:value-type="float">
            <text:p>3315</text:p>
          </table:table-cell>
          <table:table-cell table:formula="of:=SUM([.G20:.G21])" office:value-type="float" office:value="5362176" calcext:value-type="float">
            <text:p>5362176</text:p>
          </table:table-cell>
          <table:table-cell table:formula="of:=AVERAGE([.E20:.E21])" office:value-type="float" office:value="274.151052110188" calcext:value-type="float">
            <text:p>274.151052110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N_S10_L001_R2_001</text:p>
          </table:table-cell>
          <table:table-cell office:value-type="float" office:value="4.86632598391985" calcext:value-type="float">
            <text:p>4.86632598391985</text:p>
          </table:table-cell>
          <table:table-cell office:value-type="float" office:value="45" calcext:value-type="float">
            <text:p>45</text:p>
          </table:table-cell>
          <table:table-cell office:value-type="float" office:value="274.664178870667" calcext:value-type="float">
            <text:p>274.66417887066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681088" calcext:value-type="float">
            <text:p>2681088</text:p>
          </table:table-cell>
          <table:table-cell office:value-type="float" office:value="736.399" calcext:value-type="float">
            <text:p>736.399</text:p>
          </table:table-cell>
          <table:table-cell office:value-type="string" calcext:value-type="string">
            <text:p>Nepenthes ventricosa</text:p>
          </table:table-cell>
          <table:table-cell office:value-type="float" office:value="3315" calcext:value-type="float">
            <text:p>3315</text:p>
          </table:table-cell>
          <table:table-cell office:value-type="float" office:value="0.889" calcext:value-type="float">
            <text:p>0.889</text:p>
          </table:table-cell>
          <table:table-cell table:formula="of:=[.I21]" office:value-type="string" office:string-value="Nepenthes ventricosa" calcext:value-type="string">
            <text:p>Nepenthes ventricosa</text:p>
          </table:table-cell>
          <table:table-cell office:value-type="float" office:value="3315" calcext:value-type="float">
            <text:p>33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N_S11_L001_R1_001</text:p>
          </table:table-cell>
          <table:table-cell office:value-type="float" office:value="0.516146063973309" calcext:value-type="float">
            <text:p>0.516146063973309</text:p>
          </table:table-cell>
          <table:table-cell office:value-type="float" office:value="38" calcext:value-type="float">
            <text:p>38</text:p>
          </table:table-cell>
          <table:table-cell office:value-type="float" office:value="283.671417124223" calcext:value-type="float">
            <text:p>283.671417124223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975529" calcext:value-type="float">
            <text:p>1975529</text:p>
          </table:table-cell>
          <table:table-cell office:value-type="float" office:value="560.401" calcext:value-type="float">
            <text:p>560.401</text:p>
          </table:table-cell>
          <table:table-cell office:value-type="string" calcext:value-type="string">
            <text:p>Drosophyllum lusitanicum</text:p>
          </table:table-cell>
          <table:table-cell office:value-type="float" office:value="20833" calcext:value-type="float">
            <text:p>20833</text:p>
          </table:table-cell>
          <table:table-cell office:value-type="float" office:value="0.108" calcext:value-type="float">
            <text:p>0.108</text:p>
          </table:table-cell>
          <table:table-cell table:formula="of:=[.I22]" office:value-type="string" office:string-value="Drosophyllum lusitanicum" calcext:value-type="string">
            <text:p>Drosophyllum lusitanicum</text:p>
          </table:table-cell>
          <table:table-cell office:value-type="float" office:value="20833" calcext:value-type="float">
            <text:p>20833</text:p>
          </table:table-cell>
          <table:table-cell table:formula="of:=SUM([.G22:.G23])" office:value-type="float" office:value="3951058" calcext:value-type="float">
            <text:p>3951058</text:p>
          </table:table-cell>
          <table:table-cell table:formula="of:=AVERAGE([.E22:.E23])" office:value-type="float" office:value="283.764438790825" calcext:value-type="float">
            <text:p>283.7644387908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N_S11_L001_R2_001</text:p>
          </table:table-cell>
          <table:table-cell office:value-type="float" office:value="0.262814638529704" calcext:value-type="float">
            <text:p>0.262814638529704</text:p>
          </table:table-cell>
          <table:table-cell office:value-type="float" office:value="38" calcext:value-type="float">
            <text:p>38</text:p>
          </table:table-cell>
          <table:table-cell office:value-type="float" office:value="283.857460457427" calcext:value-type="float">
            <text:p>283.8574604574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1975529" calcext:value-type="float">
            <text:p>1975529</text:p>
          </table:table-cell>
          <table:table-cell office:value-type="float" office:value="560.769" calcext:value-type="float">
            <text:p>560.769</text:p>
          </table:table-cell>
          <table:table-cell office:value-type="string" calcext:value-type="string">
            <text:p>Drosophyllum lusitanicum</text:p>
          </table:table-cell>
          <table:table-cell office:value-type="float" office:value="20833" calcext:value-type="float">
            <text:p>20833</text:p>
          </table:table-cell>
          <table:table-cell office:value-type="float" office:value="0.108" calcext:value-type="float">
            <text:p>0.108</text:p>
          </table:table-cell>
          <table:table-cell table:formula="of:=[.I23]" office:value-type="string" office:string-value="Drosophyllum lusitanicum" calcext:value-type="string">
            <text:p>Drosophyllum lusitanicum</text:p>
          </table:table-cell>
          <table:table-cell office:value-type="float" office:value="20833" calcext:value-type="float">
            <text:p>208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N_S12_L001_R1_001</text:p>
          </table:table-cell>
          <table:table-cell office:value-type="float" office:value="2.70560201600352" calcext:value-type="float">
            <text:p>2.70560201600352</text:p>
          </table:table-cell>
          <table:table-cell office:value-type="float" office:value="42" calcext:value-type="float">
            <text:p>42</text:p>
          </table:table-cell>
          <table:table-cell office:value-type="float" office:value="289.741165201504" calcext:value-type="float">
            <text:p>289.74116520150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69858" calcext:value-type="float">
            <text:p>969858</text:p>
          </table:table-cell>
          <table:table-cell office:value-type="float" office:value="281.008" calcext:value-type="float">
            <text:p>281.008</text:p>
          </table:table-cell>
          <table:table-cell office:value-type="string" calcext:value-type="string">
            <text:p>Rumex acetosa</text:p>
          </table:table-cell>
          <table:table-cell office:value-type="float" office:value="6104" calcext:value-type="float">
            <text:p>6104</text:p>
          </table:table-cell>
          <table:table-cell office:value-type="float" office:value="0.184" calcext:value-type="float">
            <text:p>0.184</text:p>
          </table:table-cell>
          <table:table-cell table:formula="of:=[.I24]" office:value-type="string" office:string-value="Rumex acetosa" calcext:value-type="string">
            <text:p>Rumex acetosa</text:p>
          </table:table-cell>
          <table:table-cell office:value-type="float" office:value="6104" calcext:value-type="float">
            <text:p>6104</text:p>
          </table:table-cell>
          <table:table-cell table:formula="of:=SUM([.G24:.G25])" office:value-type="float" office:value="1939716" calcext:value-type="float">
            <text:p>1939716</text:p>
          </table:table-cell>
          <table:table-cell table:formula="of:=AVERAGE([.E24:.E25])" office:value-type="float" office:value="289.836299746973" calcext:value-type="float">
            <text:p>289.836299746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N_S12_L001_R2_001</text:p>
          </table:table-cell>
          <table:table-cell office:value-type="float" office:value="1.69750613749659" calcext:value-type="float">
            <text:p>1.69750613749659</text:p>
          </table:table-cell>
          <table:table-cell office:value-type="float" office:value="42" calcext:value-type="float">
            <text:p>42</text:p>
          </table:table-cell>
          <table:table-cell office:value-type="float" office:value="289.931434292443" calcext:value-type="float">
            <text:p>289.93143429244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969858" calcext:value-type="float">
            <text:p>969858</text:p>
          </table:table-cell>
          <table:table-cell office:value-type="float" office:value="281.192" calcext:value-type="float">
            <text:p>281.192</text:p>
          </table:table-cell>
          <table:table-cell office:value-type="string" calcext:value-type="string">
            <text:p>Rumex acetosa</text:p>
          </table:table-cell>
          <table:table-cell office:value-type="float" office:value="6104" calcext:value-type="float">
            <text:p>6104</text:p>
          </table:table-cell>
          <table:table-cell office:value-type="float" office:value="0.184" calcext:value-type="float">
            <text:p>0.184</text:p>
          </table:table-cell>
          <table:table-cell table:formula="of:=[.I25]" office:value-type="string" office:string-value="Rumex acetosa" calcext:value-type="string">
            <text:p>Rumex acetosa</text:p>
          </table:table-cell>
          <table:table-cell office:value-type="float" office:value="6104" calcext:value-type="float">
            <text:p>61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N_S13_L001_R1_001</text:p>
          </table:table-cell>
          <table:table-cell office:value-type="float" office:value="8.38151308875567" calcext:value-type="float">
            <text:p>8.38151308875567</text:p>
          </table:table-cell>
          <table:table-cell office:value-type="float" office:value="40" calcext:value-type="float">
            <text:p>40</text:p>
          </table:table-cell>
          <table:table-cell office:value-type="float" office:value="274.710422467044" calcext:value-type="float">
            <text:p>274.71042246704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586822" calcext:value-type="float">
            <text:p>1586822</text:p>
          </table:table-cell>
          <table:table-cell office:value-type="float" office:value="435.917" calcext:value-type="float">
            <text:p>435.917</text:p>
          </table:table-cell>
          <table:table-cell office:value-type="string" calcext:value-type="string">
            <text:p>Rumex alpinus</text:p>
          </table:table-cell>
          <table:table-cell office:value-type="float" office:value="868" calcext:value-type="float">
            <text:p>868</text:p>
          </table:table-cell>
          <table:table-cell office:value-type="float" office:value="2.009" calcext:value-type="float">
            <text:p>2.009</text:p>
          </table:table-cell>
          <table:table-cell table:formula="of:=[.I26]" office:value-type="string" office:string-value="Rumex alpinus" calcext:value-type="string">
            <text:p>Rumex alpinus</text:p>
          </table:table-cell>
          <table:table-cell office:value-type="float" office:value="868" calcext:value-type="float">
            <text:p>868</text:p>
          </table:table-cell>
          <table:table-cell table:formula="of:=SUM([.G26:.G27])" office:value-type="float" office:value="3173644" calcext:value-type="float">
            <text:p>3173644</text:p>
          </table:table-cell>
          <table:table-cell table:formula="of:=AVERAGE([.E26:.E27])" office:value-type="float" office:value="274.792467271061" calcext:value-type="float">
            <text:p>274.7924672710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N_S13_L001_R2_001</text:p>
          </table:table-cell>
          <table:table-cell office:value-type="float" office:value="4.78265062480753" calcext:value-type="float">
            <text:p>4.78265062480753</text:p>
          </table:table-cell>
          <table:table-cell office:value-type="float" office:value="40" calcext:value-type="float">
            <text:p>40</text:p>
          </table:table-cell>
          <table:table-cell office:value-type="float" office:value="274.874512075078" calcext:value-type="float">
            <text:p>274.87451207507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1586822" calcext:value-type="float">
            <text:p>1586822</text:p>
          </table:table-cell>
          <table:table-cell office:value-type="float" office:value="436.177" calcext:value-type="float">
            <text:p>436.177</text:p>
          </table:table-cell>
          <table:table-cell office:value-type="string" calcext:value-type="string">
            <text:p>Rumex alpinus</text:p>
          </table:table-cell>
          <table:table-cell office:value-type="float" office:value="868" calcext:value-type="float">
            <text:p>868</text:p>
          </table:table-cell>
          <table:table-cell office:value-type="float" office:value="2.01" calcext:value-type="float">
            <text:p>2.01</text:p>
          </table:table-cell>
          <table:table-cell table:formula="of:=[.I27]" office:value-type="string" office:string-value="Rumex alpinus" calcext:value-type="string">
            <text:p>Rumex alpinus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NB_S14_L001_R1_001</text:p>
          </table:table-cell>
          <table:table-cell office:value-type="float" office:value="5.67899735679313" calcext:value-type="float">
            <text:p>5.67899735679313</text:p>
          </table:table-cell>
          <table:table-cell office:value-type="float" office:value="40" calcext:value-type="float">
            <text:p>40</text:p>
          </table:table-cell>
          <table:table-cell office:value-type="float" office:value="273.735211523621" calcext:value-type="float">
            <text:p>273.73521152362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188307" calcext:value-type="float">
            <text:p>1188307</text:p>
          </table:table-cell>
          <table:table-cell office:value-type="float" office:value="325.281" calcext:value-type="float">
            <text:p>325.281</text:p>
          </table:table-cell>
          <table:table-cell office:value-type="string" calcext:value-type="string">
            <text:p>Chamaelirium luteum</text:p>
          </table:table-cell>
          <table:table-cell office:value-type="float" office:value="1800" calcext:value-type="float">
            <text:p>1800</text:p>
          </table:table-cell>
          <table:table-cell office:value-type="float" office:value="0.723" calcext:value-type="float">
            <text:p>0.723</text:p>
          </table:table-cell>
          <table:table-cell table:formula="of:=[.I28]" office:value-type="string" office:string-value="Chamaelirium luteum" calcext:value-type="string">
            <text:p>Chamaelirium luteum</text:p>
          </table:table-cell>
          <table:table-cell office:value-type="float" office:value="1800" calcext:value-type="float">
            <text:p>1800</text:p>
          </table:table-cell>
          <table:table-cell table:formula="of:=SUM([.G28:.G29])" office:value-type="float" office:value="2376614" calcext:value-type="float">
            <text:p>2376614</text:p>
          </table:table-cell>
          <table:table-cell table:formula="of:=AVERAGE([.E28:.E29])" office:value-type="float" office:value="273.952181128277" calcext:value-type="float">
            <text:p>273.9521811282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NB_S14_L001_R2_001</text:p>
          </table:table-cell>
          <table:table-cell office:value-type="float" office:value="3.20351944301814" calcext:value-type="float">
            <text:p>3.20351944301814</text:p>
          </table:table-cell>
          <table:table-cell office:value-type="float" office:value="41" calcext:value-type="float">
            <text:p>41</text:p>
          </table:table-cell>
          <table:table-cell office:value-type="float" office:value="274.169150732933" calcext:value-type="float">
            <text:p>274.16915073293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1188307" calcext:value-type="float">
            <text:p>1188307</text:p>
          </table:table-cell>
          <table:table-cell office:value-type="float" office:value="325.797" calcext:value-type="float">
            <text:p>325.797</text:p>
          </table:table-cell>
          <table:table-cell office:value-type="string" calcext:value-type="string">
            <text:p>Chamaelirium luteum</text:p>
          </table:table-cell>
          <table:table-cell office:value-type="float" office:value="1800" calcext:value-type="float">
            <text:p>1800</text:p>
          </table:table-cell>
          <table:table-cell office:value-type="float" office:value="0.724" calcext:value-type="float">
            <text:p>0.724</text:p>
          </table:table-cell>
          <table:table-cell table:formula="of:=[.I29]" office:value-type="string" office:string-value="Chamaelirium luteum" calcext:value-type="string">
            <text:p>Chamaelirium luteum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5N_S15_L001_R1_001</text:p>
          </table:table-cell>
          <table:table-cell office:value-type="float" office:value="0.401627686366453" calcext:value-type="float">
            <text:p>0.401627686366453</text:p>
          </table:table-cell>
          <table:table-cell office:value-type="float" office:value="40" calcext:value-type="float">
            <text:p>40</text:p>
          </table:table-cell>
          <table:table-cell office:value-type="float" office:value="287.356862153674" calcext:value-type="float">
            <text:p>287.35686215367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181509" calcext:value-type="float">
            <text:p>2181509</text:p>
          </table:table-cell>
          <table:table-cell office:value-type="float" office:value="626.872" calcext:value-type="float">
            <text:p>626.872</text:p>
          </table:table-cell>
          <table:table-cell office:value-type="string" calcext:value-type="string">
            <text:p>Paris quadrifolia</text:p>
          </table:table-cell>
          <table:table-cell office:value-type="float" office:value="99019" calcext:value-type="float">
            <text:p>99019</text:p>
          </table:table-cell>
          <table:table-cell office:value-type="float" office:value="0.025" calcext:value-type="float">
            <text:p>0.025</text:p>
          </table:table-cell>
          <table:table-cell table:formula="of:=[.I30]" office:value-type="string" office:string-value="Paris quadrifolia" calcext:value-type="string">
            <text:p>Paris quadrifolia</text:p>
          </table:table-cell>
          <table:table-cell office:value-type="float" office:value="99019" calcext:value-type="float">
            <text:p>99019</text:p>
          </table:table-cell>
          <table:table-cell table:formula="of:=SUM([.G30:.G31])" office:value-type="float" office:value="4363018" calcext:value-type="float">
            <text:p>4363018</text:p>
          </table:table-cell>
          <table:table-cell table:formula="of:=AVERAGE([.E30:.E31])" office:value-type="float" office:value="287.467244691633" calcext:value-type="float">
            <text:p>287.467244691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N_S15_L001_R2_001</text:p>
          </table:table-cell>
          <table:table-cell office:value-type="float" office:value="0.20799365603996" calcext:value-type="float">
            <text:p>0.20799365603996</text:p>
          </table:table-cell>
          <table:table-cell office:value-type="float" office:value="40" calcext:value-type="float">
            <text:p>40</text:p>
          </table:table-cell>
          <table:table-cell office:value-type="float" office:value="287.577627229592" calcext:value-type="float">
            <text:p>287.57762722959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181509" calcext:value-type="float">
            <text:p>2181509</text:p>
          </table:table-cell>
          <table:table-cell office:value-type="float" office:value="627.353" calcext:value-type="float">
            <text:p>627.353</text:p>
          </table:table-cell>
          <table:table-cell office:value-type="string" calcext:value-type="string">
            <text:p>Paris quadrifolia</text:p>
          </table:table-cell>
          <table:table-cell office:value-type="float" office:value="99019" calcext:value-type="float">
            <text:p>99019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determined_S0_L001_R1_001</text:p>
          </table:table-cell>
          <table:table-cell office:value-type="float" office:value="0.603278606935092" calcext:value-type="float">
            <text:p>0.603278606935092</text:p>
          </table:table-cell>
          <table:table-cell office:value-type="float" office:value="40" calcext:value-type="float">
            <text:p>40</text:p>
          </table:table-cell>
          <table:table-cell office:value-type="float" office:value="283.827228172409" calcext:value-type="float">
            <text:p>283.82722817240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556005" calcext:value-type="float">
            <text:p>556005</text:p>
          </table:table-cell>
          <table:table-cell office:value-type="float" office:value="157.809" calcext:value-type="float">
            <text:p>157.80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determined_S0_L001_R2_001</text:p>
          </table:table-cell>
          <table:table-cell office:value-type="float" office:value="0.599146854323777" calcext:value-type="float">
            <text:p>0.599146854323777</text:p>
          </table:table-cell>
          <table:table-cell office:value-type="float" office:value="41" calcext:value-type="float">
            <text:p>41</text:p>
          </table:table-cell>
          <table:table-cell office:value-type="float" office:value="284.456664958049" calcext:value-type="float">
            <text:p>284.456664958049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56005" calcext:value-type="float">
            <text:p>556005</text:p>
          </table:table-cell>
          <table:table-cell office:value-type="float" office:value="158.159" calcext:value-type="float">
            <text:p>158.15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4T13:15:50.638585315</dc:date>
    <meta:editing-duration>PT4H58M41S</meta:editing-duration>
    <meta:editing-cycles>1</meta:editing-cycles>
    <meta:document-statistic meta:table-count="1" meta:cell-count="454" meta:object-count="0"/>
    <meta:generator>LibreOffice/6.1.5.2$Linux_X86_64 LibreOffice_project/10$Build-2</meta:generator>
  </office:meta>
</office:document-meta>
</file>